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8:43:33.925000000</meta:creation-date>
    <meta:editing-cycles>1</meta:editing-cycles>
    <meta:editing-duration>PT2M33S</meta:editing-duration>
    <dc:date>2021-01-28T18:46:06.901000000</dc:date>
    <meta:document-statistic meta:object-count="0"/>
    <meta:generator>LibreOffice/7.0.2.2$Windows_X86_64 LibreOffice_project/8349ace3c3162073abd90d81fd06dcfb6b36b994</meta:generator>
  </office:meta>
</office:document-meta>
</file>